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4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17" style:family="paragraph" style:parent-style-name="Table_20_Contents">
      <style:text-properties officeooo:rsid="001bfdc6" officeooo:paragraph-rsid="001bfdc6"/>
    </style:style>
    <style:style style:name="P18" style:family="paragraph" style:parent-style-name="Table_20_Contents">
      <style:text-properties officeooo:rsid="001ce5eb" officeooo:paragraph-rsid="001ce5eb"/>
    </style:style>
    <style:style style:name="P19" style:family="paragraph" style:parent-style-name="Table_20_Contents">
      <style:text-properties officeooo:rsid="0020e66a" officeooo:paragraph-rsid="0020e66a"/>
    </style:style>
    <style:style style:name="P20" style:family="paragraph" style:parent-style-name="Table_20_Contents">
      <style:text-properties officeooo:rsid="0020e66a" officeooo:paragraph-rsid="002f44c1"/>
    </style:style>
    <style:style style:name="P21" style:family="paragraph" style:parent-style-name="Table_20_Contents">
      <style:text-properties officeooo:paragraph-rsid="001ce5eb"/>
    </style:style>
    <style:style style:name="P22" style:family="paragraph" style:parent-style-name="Table_20_Contents">
      <style:text-properties officeooo:rsid="001ce5eb" officeooo:paragraph-rsid="001ce5eb" fo:background-color="transparent"/>
    </style:style>
    <style:style style:name="P23" style:family="paragraph" style:parent-style-name="Table_20_Contents">
      <style:text-properties officeooo:rsid="002bb31e" officeooo:paragraph-rsid="002bb31e"/>
    </style:style>
    <style:style style:name="P24" style:family="paragraph" style:parent-style-name="Table_20_Contents">
      <style:text-properties officeooo:rsid="002c1bbf" officeooo:paragraph-rsid="002c1bbf"/>
    </style:style>
    <style:style style:name="P25" style:family="paragraph" style:parent-style-name="Table_20_Contents">
      <style:text-properties officeooo:rsid="002da303" officeooo:paragraph-rsid="002da303"/>
    </style:style>
    <style:style style:name="P26" style:family="paragraph" style:parent-style-name="Table_20_Contents">
      <style:text-properties officeooo:rsid="002da303" officeooo:paragraph-rsid="0020e66a"/>
    </style:style>
    <style:style style:name="P27" style:family="paragraph" style:parent-style-name="Table_20_Contents">
      <style:text-properties officeooo:rsid="002f44c1" officeooo:paragraph-rsid="002f44c1"/>
    </style:style>
    <style:style style:name="P28" style:family="paragraph" style:parent-style-name="Table_20_Contents">
      <style:text-properties officeooo:rsid="00327015" officeooo:paragraph-rsid="00327015"/>
    </style:style>
    <style:style style:name="P29" style:family="paragraph" style:parent-style-name="Table_20_Contents">
      <style:text-properties officeooo:rsid="003355a3" officeooo:paragraph-rsid="003355a3"/>
    </style:style>
    <style:style style:name="P30" style:family="paragraph" style:parent-style-name="Table_20_Contents">
      <style:text-properties officeooo:rsid="003547a5" officeooo:paragraph-rsid="003547a5"/>
    </style:style>
    <style:style style:name="P3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1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1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1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1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1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1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1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19">Andrea</text:p>
          </table:table-cell>
        </table:table-row>
        <table:table-row>
          <table:table-cell table:style-name="Tabella1.A8" office:value-type="string">
            <text:p text:style-name="P16">7</text:p>
          </table:table-cell>
          <table:table-cell table:style-name="Tabella1.A8" office:value-type="string">
            <text:p text:style-name="P22">Doodle for second weekly meeting</text:p>
          </table:table-cell>
          <table:table-cell table:style-name="Tabella1.A8" office:value-type="string">
            <text:p text:style-name="P15">08/11/2013</text:p>
          </table:table-cell>
          <table:table-cell table:style-name="Tabella1.D8" office:value-type="string">
            <text:p text:style-name="P2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1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1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1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1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1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1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1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1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1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1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1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1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1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1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1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1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1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1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1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1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1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1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1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2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23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17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17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17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1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2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2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2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2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2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2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2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24">Andrea</text:p>
          </table:table-cell>
        </table:table-row>
        <table:table-row>
          <table:table-cell table:style-name="Tabella1.A8" office:value-type="string">
            <text:p text:style-name="P13">37</text:p>
          </table:table-cell>
          <table:table-cell table:style-name="Tabella1.A8" office:value-type="string">
            <text:p text:style-name="P29">Group Meeting</text:p>
          </table:table-cell>
          <table:table-cell table:style-name="Tabella1.A8" office:value-type="string">
            <text:p text:style-name="P13">12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2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2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1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3">40</text:p>
          </table:table-cell>
          <table:table-cell table:style-name="Tabella1.A8" office:value-type="string">
            <text:p text:style-name="P1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2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2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13">43</text:p>
          </table:table-cell>
          <table:table-cell table:style-name="Tabella1.A8" office:value-type="string">
            <text:p text:style-name="P29">Managing Meeting</text:p>
          </table:table-cell>
          <table:table-cell table:style-name="Tabella1.A8" office:value-type="string">
            <text:p text:style-name="P13">13/11/2013</text:p>
          </table:table-cell>
          <table:table-cell table:style-name="Tabella1.D8" office:value-type="string">
            <text:p text:style-name="P29">Andrea + Dzana</text:p>
          </table:table-cell>
        </table:table-row>
        <table:table-row>
          <table:table-cell table:style-name="Tabella1.A45" office:value-type="string">
            <text:p text:style-name="P13">44</text:p>
          </table:table-cell>
          <table:table-cell table:style-name="Tabella1.A45" office:value-type="string">
            <text:p text:style-name="P17">Gathering informations about web app, web services, presentation layer</text:p>
          </table:table-cell>
          <table:table-cell table:style-name="Tabella1.A45" office:value-type="string">
            <text:p text:style-name="P2">14/11/2013</text:p>
          </table:table-cell>
          <table:table-cell table:style-name="Tabella1.D45" office:value-type="string">
            <text:p text:style-name="P17">Dzana <text:span text:style-name="T8">+ </text:span>Nikola <text:span text:style-name="T8">+</text:span> Miraldi</text:p>
          </table:table-cell>
        </table:table-row>
        <table:table-row>
          <table:table-cell table:style-name="Tabella1.A45" office:value-type="string">
            <text:p text:style-name="P13">45</text:p>
          </table:table-cell>
          <table:table-cell table:style-name="Tabella1.A45" office:value-type="string">
            <text:p text:style-name="P17">Think about test classes</text:p>
          </table:table-cell>
          <table:table-cell table:style-name="Tabella1.A45" office:value-type="string">
            <text:p text:style-name="P2">14/11/2013</text:p>
          </table:table-cell>
          <table:table-cell table:style-name="Tabella1.D45" office:value-type="string">
            <text:p text:style-name="P17">All</text:p>
          </table:table-cell>
        </table:table-row>
        <table:table-row>
          <table:table-cell table:style-name="Tabella1.A45" office:value-type="string">
            <text:p text:style-name="P13">46</text:p>
          </table:table-cell>
          <table:table-cell table:style-name="Tabella1.A45" office:value-type="string">
            <text:p text:style-name="P25"><text:span text:style-name="T13">Group</text:span> Meeting</text:p>
          </table:table-cell>
          <table:table-cell table:style-name="Tabella1.A45" office:value-type="string">
            <text:p text:style-name="P10">14/11/2013</text:p>
          </table:table-cell>
          <table:table-cell table:style-name="Tabella1.D45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3">47</text:p>
          </table:table-cell>
          <table:table-cell table:style-name="Tabella1.A8" office:value-type="string">
            <text:p text:style-name="P2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1">15/11/2013</text:p>
          </table:table-cell>
          <table:table-cell table:style-name="Tabella1.D8" office:value-type="string">
            <text:p text:style-name="P27">Ghazaleh</text:p>
          </table:table-cell>
        </table:table-row>
        <table:table-row>
          <table:table-cell table:style-name="Tabella1.A45" office:value-type="string">
            <text:p text:style-name="P13">48</text:p>
          </table:table-cell>
          <table:table-cell table:style-name="Tabella1.A45" office:value-type="string">
            <text:p text:style-name="P28">Deliver Flowcharts about algorithms</text:p>
          </table:table-cell>
          <table:table-cell table:style-name="Tabella1.A45" office:value-type="string">
            <text:p text:style-name="P12">15/11/2013</text:p>
          </table:table-cell>
          <table:table-cell table:style-name="Tabella1.D45" office:value-type="string">
            <text:p text:style-name="P28">Ghazaleh</text:p>
          </table:table-cell>
        </table:table-row>
        <table:table-row>
          <table:table-cell table:style-name="Tabella1.A45" office:value-type="string">
            <text:p text:style-name="P13">49</text:p>
          </table:table-cell>
          <table:table-cell table:style-name="Tabella1.A45" office:value-type="string">
            <text:p text:style-name="P25">Think about tests on Parser</text:p>
          </table:table-cell>
          <table:table-cell table:style-name="Tabella1.A45" office:value-type="string">
            <text:p text:style-name="P10">15/11/2013</text:p>
          </table:table-cell>
          <table:table-cell table:style-name="Tabella1.D45" office:value-type="string">
            <text:p text:style-name="P26">Miraldi</text:p>
          </table:table-cell>
        </table:table-row>
        <table:table-row>
          <table:table-cell table:style-name="Tabella1.A45" office:value-type="string">
            <text:p text:style-name="P13">50</text:p>
          </table:table-cell>
          <table:table-cell table:style-name="Tabella1.A45" office:value-type="string">
            <text:p text:style-name="P29">Deliver First Implementation of DAO</text:p>
          </table:table-cell>
          <table:table-cell table:style-name="Tabella1.A45" office:value-type="string">
            <text:p text:style-name="P13">17/11/2013</text:p>
          </table:table-cell>
          <table:table-cell table:style-name="Tabella1.D45" office:value-type="string">
            <text:p text:style-name="P29">Jorn + Marko</text:p>
          </table:table-cell>
        </table:table-row>
        <table:table-row>
          <table:table-cell table:style-name="Tabella1.A45" office:value-type="string">
            <text:p text:style-name="P13">51</text:p>
          </table:table-cell>
          <table:table-cell table:style-name="Tabella1.A45" office:value-type="string">
            <text:p text:style-name="P25">Start Implementing Math Engine</text:p>
          </table:table-cell>
          <table:table-cell table:style-name="Tabella1.A45" office:value-type="string">
            <text:p text:style-name="P10">17/11/2013</text:p>
          </table:table-cell>
          <table:table-cell table:style-name="Tabella1.D45" office:value-type="string">
            <text:p text:style-name="P25">Andrea + Lorenzo</text:p>
          </table:table-cell>
        </table:table-row>
        <table:table-row>
          <table:table-cell table:style-name="Tabella1.A29" office:value-type="string">
            <text:p text:style-name="P13">52</text:p>
          </table:table-cell>
          <table:table-cell table:style-name="Tabella1.A29" office:value-type="string">
            <text:p text:style-name="P17">Read Requirements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3</text:p>
          </table:table-cell>
          <table:table-cell table:style-name="Tabella1.A29" office:value-type="string">
            <text:p text:style-name="P17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4</text:p>
          </table:table-cell>
          <table:table-cell table:style-name="Tabella1.A29" office:value-type="string">
            <text:p text:style-name="P17">Read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29" office:value-type="string">
            <text:p text:style-name="P13">55</text:p>
          </table:table-cell>
          <table:table-cell table:style-name="Tabella1.A29" office:value-type="string">
            <text:p text:style-name="P17">Give feedbacks about Design Documentation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17">All</text:p>
          </table:table-cell>
        </table:table-row>
        <table:table-row>
          <table:table-cell table:style-name="Tabella1.A45" office:value-type="string">
            <text:p text:style-name="P13">56</text:p>
          </table:table-cell>
          <table:table-cell table:style-name="Tabella1.A45" office:value-type="string">
            <text:p text:style-name="P25">Fix Design Document</text:p>
          </table:table-cell>
          <table:table-cell table:style-name="Tabella1.A45" office:value-type="string">
            <text:p text:style-name="P10">17/11/2013</text:p>
          </table:table-cell>
          <table:table-cell table:style-name="Tabella1.D45" office:value-type="string">
            <text:p text:style-name="P25">Andrea + Lorenzo</text:p>
          </table:table-cell>
        </table:table-row>
        <table:table-row>
          <table:table-cell table:style-name="Tabella1.A45" office:value-type="string">
            <text:p text:style-name="P14">57</text:p>
          </table:table-cell>
          <table:table-cell table:style-name="Tabella1.A45" office:value-type="string">
            <text:p text:style-name="P30">Update Mockups</text:p>
          </table:table-cell>
          <table:table-cell table:style-name="Tabella1.A45" office:value-type="string">
            <text:p text:style-name="P14">17/11/2013</text:p>
          </table:table-cell>
          <table:table-cell table:style-name="Tabella1.D45" office:value-type="string">
            <text:p text:style-name="P30">Nikola</text:p>
          </table:table-cell>
        </table:table-row>
        <table:table-row>
          <table:table-cell table:style-name="Tabella1.A45" office:value-type="string">
            <text:p text:style-name="P13">5<text:span text:style-name="T14">8</text:span></text:p>
          </table:table-cell>
          <table:table-cell table:style-name="Tabella1.A45" office:value-type="string">
            <text:p text:style-name="P25">Week Report</text:p>
          </table:table-cell>
          <table:table-cell table:style-name="Tabella1.A45" office:value-type="string">
            <text:p text:style-name="P10">17/11/2013</text:p>
          </table:table-cell>
          <table:table-cell table:style-name="Tabella1.D45" office:value-type="string">
            <text:p text:style-name="P25">All</text:p>
          </table:table-cell>
        </table:table-row>
        <table:table-row>
          <table:table-cell table:style-name="Tabella1.A45" office:value-type="string">
            <text:p text:style-name="P13">5<text:span text:style-name="T14">9</text:span></text:p>
          </table:table-cell>
          <table:table-cell table:style-name="Tabella1.A45" office:value-type="string">
            <text:p text:style-name="P25">Summary Week Report</text:p>
          </table:table-cell>
          <table:table-cell table:style-name="Tabella1.A45" office:value-type="string">
            <text:p text:style-name="P10">18/11/2013</text:p>
          </table:table-cell>
          <table:table-cell table:style-name="Tabella1.D45" office:value-type="string">
            <text:p text:style-name="P25">Andrea</text:p>
          </table:table-cell>
        </table:table-row>
        <table:table-row>
          <table:table-cell table:style-name="Tabella1.A45" office:value-type="string">
            <text:p text:style-name="P14">60</text:p>
          </table:table-cell>
          <table:table-cell table:style-name="Tabella1.A45" office:value-type="string">
            <text:p text:style-name="P25">Start testing Parser</text:p>
          </table:table-cell>
          <table:table-cell table:style-name="Tabella1.A45" office:value-type="string">
            <text:p text:style-name="P10">18/11/2013</text:p>
          </table:table-cell>
          <table:table-cell table:style-name="Tabella1.D45" office:value-type="string">
            <text:p text:style-name="P25">Mirald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14T11:19:27.98</dc:date>
    <meta:editing-duration>PT38M27S</meta:editing-duration>
    <meta:editing-cycles>25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244" meta:word-count="515" meta:character-count="3241" meta:non-whitespace-character-count="2968"/>
  </office:meta>
</office:document-meta>
</file>